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"/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pstr</text:p>
          </table:table-cell>
          <table:table-cell office:value-type="string" calcext:value-type="string">
            <text:p>pdef</text:p>
          </table:table-cell>
          <table:table-cell office:value-type="string" calcext:value-type="string">
            <text:p>sstr</text:p>
          </table:table-cell>
          <table:table-cell office:value-type="string" calcext:value-type="string">
            <text:p>s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virtual_hp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3" table:formula="of:=([.C2]+[.C8])*3*[.$B$2]/100 + 5" office:value-type="float" office:value="8.03" calcext:value-type="float">
            <text:p>8.03</text:p>
          </table:table-cell>
          <table:table-cell table:style-name="ce3" table:formula="of:=([.D2]+[.D8])*3*[.B2]/100 + 5" office:value-type="float" office:value="8.03" calcext:value-type="float">
            <text:p>8.03</text:p>
          </table:table-cell>
          <table:table-cell table:style-name="ce3" table:formula="of:=([.G2]+[.E8])*10*[.$B$2]/100 + 5" office:value-type="float" office:value="15.1" calcext:value-type="float">
            <text:p>15.1</text:p>
          </table:table-cell>
          <table:table-cell table:formula="of:=(100+[.E8])*10*[.$B$2]/100 + 5"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3" table:formula="of:=([.C3]+[.C9])*3*[.B3]/100 + 5" office:value-type="float" office:value="23.18" calcext:value-type="float">
            <text:p>23.18</text:p>
          </table:table-cell>
          <table:table-cell table:style-name="ce3" table:formula="of:=([.D3]+[.D9])*3*[.B3]/100 + 5" office:value-type="float" office:value="23.18" calcext:value-type="float">
            <text:p>23.18</text:p>
          </table:table-cell>
          <table:table-cell table:style-name="ce3" table:formula="of:=([.G3]+[.E9])*10*[.$B$3]/100 + 5" office:value-type="float" office:value="53.6" calcext:value-type="float">
            <text:p>53.6</text:p>
          </table:table-cell>
          <table:table-cell table:formula="of:=(100+[.E9])*10*[.$B$3]/100 + 5" office:value-type="float" office:value="65.6" calcext:value-type="float">
            <text:p>65.6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coefficient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ficient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table:formula="of:=MAX(1; 1+([.B2]-[.B3])/10)" office:value-type="float" office:value="1" calcext:value-type="float">
            <text:p>1</text:p>
          </table:table-cell>
          <table:table-cell/>
          <table:table-cell table:formula="of:=1/6" office:value-type="float" office:value="0.166666666666667" calcext:value-type="float">
            <text:p>0.16666666666666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ttack Pow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amage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[.B2]/100 * [.H2]/[.I3]*([.B17]+[.B2])+2)*1.1*[.E15]" office:value-type="float" office:value="2.24191673856773" calcext:value-type="float">
            <text:p>2.24191673856773</text:p>
          </table:table-cell>
          <table:table-cell table:formula="of:=(((([.B2]*2)/5)+2)*[.B17]*[.H2]/[.I3])/50+2" office:value-type="float" office:value="2.1662812769629" calcext:value-type="float">
            <text:p>2.1662812769629</text:p>
          </table:table-cell>
          <table:table-cell table:formula="of:=([.K3]*[.G15])*([.H2]/[.I3])*([.B17]/10)*[.E15]" office:value-type="float" office:value="3.78751797526603" calcext:value-type="float">
            <text:p>3.7875179752660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table:formula="of:=[.E18]/[.J3]" office:value-type="percentage" office:value="0.0418268048240248" calcext:value-type="percentage">
            <text:p>4%</text:p>
          </table:table-cell>
          <table:table-cell table:style-name="ce1" table:formula="of:=[.F18]/[.J3]" office:value-type="percentage" office:value="0.0404156954657257" calcext:value-type="percentage">
            <text:p>4%</text:p>
          </table:table-cell>
          <table:table-cell table:style-name="ce1" table:formula="of:=[.G18]/[.J3]" office:value-type="percentage" office:value="0.0706626487922767" calcext:value-type="percentage">
            <text:p>7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4:10:34.840094473</meta:creation-date>
    <dc:date>2019-07-06T15:17:21.083560420</dc:date>
    <meta:editing-duration>PT4M25S</meta:editing-duration>
    <meta:editing-cycles>1</meta:editing-cycles>
    <meta:document-statistic meta:table-count="1" meta:cell-count="53" meta:object-count="0"/>
    <meta:generator>LibreOffice/6.2.4.2$Linux_X86_64 LibreOffice_project/20$Build-2</meta:generator>
  </office:meta>
</office:document-meta>
</file>